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DE6CDE5C8B5B9C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417cm" fo:min-width="2.034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201000004B000000322DE6CDE5C8B5B9CD7.png" xlink:type="simple" xlink:show="embed" xlink:actuate="onLoad">
            <text:p/>
          </draw:image>
        </draw:frame>
        <draw:custom-shape draw:style-name="gr2" draw:text-style-name="P2" draw:layer="layout" svg:width="3.158cm" svg:height="2.285cm" draw:transform="rotate (-2.40611090679938) translate (17.144cm 10.1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9.352cm" svg:y="4.124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3894.575622208 55225.1874062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9T16:46:23.569712203</dc:date>
    <meta:editing-duration>PT9H1M15S</meta:editing-duration>
    <meta:editing-cycles>4</meta:editing-cycles>
    <meta:generator>LibreOffice/5.4.5.1$MacOSX_X86_64 LibreOffice_project/79c9829dd5d8054ec39a82dc51cd9eff340dbee8</meta:generator>
    <meta:document-statistic meta:object-count="3"/>
  </office:meta>
</office:document-meta>
</file>